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, 'Lucida Sans Typewriter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1" table:number-columns-repeated="14" table:default-cell-style-name="ce1"/>
        <table:table-row table:style-name="ro1">
          <table:table-cell/>
          <table:table-cell table:style-name="Default" office:value-type="string" calcext:value-type="string">
            <text:p>CRIM</text:p>
          </table:table-cell>
          <table:table-cell table:style-name="Default" office:value-type="string" calcext:value-type="string">
            <text:p>ZN</text:p>
          </table:table-cell>
          <table:table-cell table:style-name="Default" office:value-type="string" calcext:value-type="string">
            <text:p>INDUS</text:p>
          </table:table-cell>
          <table:table-cell table:style-name="Default" office:value-type="string" calcext:value-type="string">
            <text:p>CHAS</text:p>
          </table:table-cell>
          <table:table-cell table:style-name="Default" office:value-type="string" calcext:value-type="string">
            <text:p>NOX</text:p>
          </table:table-cell>
          <table:table-cell table:style-name="Default" office:value-type="string" calcext:value-type="string">
            <text:p>RM</text:p>
          </table:table-cell>
          <table:table-cell table:style-name="Default" office:value-type="string" calcext:value-type="string">
            <text:p>AGE</text:p>
          </table:table-cell>
          <table:table-cell table:style-name="Default" office:value-type="string" calcext:value-type="string">
            <text:p>DIS</text:p>
          </table:table-cell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TAX</text:p>
          </table:table-cell>
          <table:table-cell table:style-name="Default" office:value-type="string" calcext:value-type="string">
            <text:p>PTRATIO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LSTAT</text:p>
          </table:table-cell>
          <table:table-cell table:style-name="Default" office:value-type="string" calcext:value-type="string">
            <text:p>MEDV</text:p>
          </table:table-cell>
        </table:table-row>
        <table:table-row table:style-name="ro1">
          <table:table-cell office:value-type="string" calcext:value-type="string">
            <text:p>CRIM</text:p>
          </table:table-cell>
          <table:table-cell office:value-type="float" office:value="0" calcext:value-type="float">
            <text:p>0</text:p>
          </table:table-cell>
          <table:table-cell office:value-type="float" office:value="-0.20046922" calcext:value-type="float">
            <text:p>-0.20046922</text:p>
          </table:table-cell>
          <table:table-cell office:value-type="float" office:value="0.40658341" calcext:value-type="float">
            <text:p>0.40658341</text:p>
          </table:table-cell>
          <table:table-cell office:value-type="float" office:value="-0.055891582" calcext:value-type="float">
            <text:p>-0.055891582</text:p>
          </table:table-cell>
          <table:table-cell office:value-type="float" office:value="0.42097171" calcext:value-type="float">
            <text:p>0.42097171</text:p>
          </table:table-cell>
          <table:table-cell office:value-type="float" office:value="-0.2192467" calcext:value-type="float">
            <text:p>-0.2192467</text:p>
          </table:table-cell>
          <table:table-cell office:value-type="float" office:value="0.35273425" calcext:value-type="float">
            <text:p>0.35273425</text:p>
          </table:table-cell>
          <table:table-cell office:value-type="float" office:value="-0.37967009" calcext:value-type="float">
            <text:p>-0.37967009</text:p>
          </table:table-cell>
          <table:table-cell office:value-type="float" office:value="0.625505145" calcext:value-type="float">
            <text:p>0.625505145</text:p>
          </table:table-cell>
          <table:table-cell office:value-type="float" office:value="0.58276431" calcext:value-type="float">
            <text:p>0.58276431</text:p>
          </table:table-cell>
          <table:table-cell office:value-type="float" office:value="0.2899456" calcext:value-type="float">
            <text:p>0.2899456</text:p>
          </table:table-cell>
          <table:table-cell office:value-type="float" office:value="-0.38506394" calcext:value-type="float">
            <text:p>-0.38506394</text:p>
          </table:table-cell>
          <table:table-cell office:value-type="float" office:value="0.4556215" calcext:value-type="float">
            <text:p>0.4556215</text:p>
          </table:table-cell>
          <table:table-cell office:value-type="float" office:value="-0.3883046" calcext:value-type="float">
            <text:p>-0.3883046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-0.20046922" calcext:value-type="float">
            <text:p>-0.20046922</text:p>
          </table:table-cell>
          <table:table-cell office:value-type="float" office:value="0" calcext:value-type="float">
            <text:p>0</text:p>
          </table:table-cell>
          <table:table-cell office:value-type="float" office:value="-0.53382819" calcext:value-type="float">
            <text:p>-0.53382819</text:p>
          </table:table-cell>
          <table:table-cell office:value-type="float" office:value="-0.042696719" calcext:value-type="float">
            <text:p>-0.042696719</text:p>
          </table:table-cell>
          <table:table-cell office:value-type="float" office:value="-0.51660371" calcext:value-type="float">
            <text:p>-0.51660371</text:p>
          </table:table-cell>
          <table:table-cell office:value-type="float" office:value="0.31199059" calcext:value-type="float">
            <text:p>0.31199059</text:p>
          </table:table-cell>
          <table:table-cell office:value-type="float" office:value="-0.56953734" calcext:value-type="float">
            <text:p>-0.56953734</text:p>
          </table:table-cell>
          <table:table-cell office:value-type="float" office:value="0.66440822" calcext:value-type="float">
            <text:p>0.66440822</text:p>
          </table:table-cell>
          <table:table-cell office:value-type="float" office:value="-0.311947826" calcext:value-type="float">
            <text:p>-0.311947826</text:p>
          </table:table-cell>
          <table:table-cell office:value-type="float" office:value="-0.31456332" calcext:value-type="float">
            <text:p>-0.31456332</text:p>
          </table:table-cell>
          <table:table-cell office:value-type="float" office:value="-0.3916785" calcext:value-type="float">
            <text:p>-0.3916785</text:p>
          </table:table-cell>
          <table:table-cell office:value-type="float" office:value="0.17552032" calcext:value-type="float">
            <text:p>0.17552032</text:p>
          </table:table-cell>
          <table:table-cell office:value-type="float" office:value="-0.4129946" calcext:value-type="float">
            <text:p>-0.4129946</text:p>
          </table:table-cell>
          <table:table-cell office:value-type="float" office:value="0.3604453" calcext:value-type="float">
            <text:p>0.3604453</text:p>
          </table:table-cell>
        </table:table-row>
        <table:table-row table:style-name="ro1">
          <table:table-cell office:value-type="string" calcext:value-type="string">
            <text:p>INDUS</text:p>
          </table:table-cell>
          <table:table-cell office:value-type="float" office:value="0.40658341" calcext:value-type="float">
            <text:p>0.40658341</text:p>
          </table:table-cell>
          <table:table-cell office:value-type="float" office:value="-0.53382819" calcext:value-type="float">
            <text:p>-0.53382819</text:p>
          </table:table-cell>
          <table:table-cell office:value-type="float" office:value="0" calcext:value-type="float">
            <text:p>0</text:p>
          </table:table-cell>
          <table:table-cell office:value-type="float" office:value="0.062938027" calcext:value-type="float">
            <text:p>0.062938027</text:p>
          </table:table-cell>
          <table:table-cell office:value-type="float" office:value="0.76365145" calcext:value-type="float">
            <text:p>0.76365145</text:p>
          </table:table-cell>
          <table:table-cell office:value-type="float" office:value="-0.39167585" calcext:value-type="float">
            <text:p>-0.39167585</text:p>
          </table:table-cell>
          <table:table-cell office:value-type="float" office:value="0.64477851" calcext:value-type="float">
            <text:p>0.64477851</text:p>
          </table:table-cell>
          <table:table-cell office:value-type="float" office:value="-0.70802699" calcext:value-type="float">
            <text:p>-0.70802699</text:p>
          </table:table-cell>
          <table:table-cell office:value-type="float" office:value="0.595129275" calcext:value-type="float">
            <text:p>0.595129275</text:p>
          </table:table-cell>
          <table:table-cell office:value-type="float" office:value="0.72076018" calcext:value-type="float">
            <text:p>0.72076018</text:p>
          </table:table-cell>
          <table:table-cell office:value-type="float" office:value="0.3832476" calcext:value-type="float">
            <text:p>0.3832476</text:p>
          </table:table-cell>
          <table:table-cell office:value-type="float" office:value="-0.35697654" calcext:value-type="float">
            <text:p>-0.35697654</text:p>
          </table:table-cell>
          <table:table-cell office:value-type="float" office:value="0.6037997" calcext:value-type="float">
            <text:p>0.6037997</text:p>
          </table:table-cell>
          <table:table-cell office:value-type="float" office:value="-0.4837252" calcext:value-type="float">
            <text:p>-0.4837252</text:p>
          </table:table-cell>
        </table:table-row>
        <table:table-row table:style-name="ro1">
          <table:table-cell office:value-type="string" calcext:value-type="string">
            <text:p>CHAS</text:p>
          </table:table-cell>
          <table:table-cell office:value-type="float" office:value="-0.05589158" calcext:value-type="float">
            <text:p>-0.05589158</text:p>
          </table:table-cell>
          <table:table-cell office:value-type="float" office:value="-0.04269672" calcext:value-type="float">
            <text:p>-0.04269672</text:p>
          </table:table-cell>
          <table:table-cell office:value-type="float" office:value="0.06293803" calcext:value-type="float">
            <text:p>0.06293803</text:p>
          </table:table-cell>
          <table:table-cell office:value-type="float" office:value="0" calcext:value-type="float">
            <text:p>0</text:p>
          </table:table-cell>
          <table:table-cell office:value-type="float" office:value="0.09120281" calcext:value-type="float">
            <text:p>0.09120281</text:p>
          </table:table-cell>
          <table:table-cell office:value-type="float" office:value="0.09125123" calcext:value-type="float">
            <text:p>0.09125123</text:p>
          </table:table-cell>
          <table:table-cell office:value-type="float" office:value="0.08651777" calcext:value-type="float">
            <text:p>0.08651777</text:p>
          </table:table-cell>
          <table:table-cell office:value-type="float" office:value="-0.09917578" calcext:value-type="float">
            <text:p>-0.09917578</text:p>
          </table:table-cell>
          <table:table-cell office:value-type="float" office:value="-0.007368241" calcext:value-type="float">
            <text:p>-0.007368241</text:p>
          </table:table-cell>
          <table:table-cell office:value-type="float" office:value="-0.03558652" calcext:value-type="float">
            <text:p>-0.03558652</text:p>
          </table:table-cell>
          <table:table-cell office:value-type="float" office:value="-0.1215152" calcext:value-type="float">
            <text:p>-0.1215152</text:p>
          </table:table-cell>
          <table:table-cell office:value-type="float" office:value="0.04878848" calcext:value-type="float">
            <text:p>0.04878848</text:p>
          </table:table-cell>
          <table:table-cell office:value-type="float" office:value="-0.0539293" calcext:value-type="float">
            <text:p>-0.0539293</text:p>
          </table:table-cell>
          <table:table-cell office:value-type="float" office:value="0.1752602" calcext:value-type="float">
            <text:p>0.1752602</text:p>
          </table:table-cell>
        </table:table-row>
        <table:table-row table:style-name="ro1">
          <table:table-cell office:value-type="string" calcext:value-type="string">
            <text:p>NOX</text:p>
          </table:table-cell>
          <table:table-cell office:value-type="float" office:value="0.42097171" calcext:value-type="float">
            <text:p>0.42097171</text:p>
          </table:table-cell>
          <table:table-cell office:value-type="float" office:value="-0.51660371" calcext:value-type="float">
            <text:p>-0.51660371</text:p>
          </table:table-cell>
          <table:table-cell office:value-type="float" office:value="0.76365145" calcext:value-type="float">
            <text:p>0.76365145</text:p>
          </table:table-cell>
          <table:table-cell office:value-type="float" office:value="0.091202807" calcext:value-type="float">
            <text:p>0.091202807</text:p>
          </table:table-cell>
          <table:table-cell office:value-type="float" office:value="0" calcext:value-type="float">
            <text:p>0</text:p>
          </table:table-cell>
          <table:table-cell office:value-type="float" office:value="-0.30218819" calcext:value-type="float">
            <text:p>-0.30218819</text:p>
          </table:table-cell>
          <table:table-cell office:value-type="float" office:value="0.7314701" calcext:value-type="float">
            <text:p>0.7314701</text:p>
          </table:table-cell>
          <table:table-cell office:value-type="float" office:value="-0.76923011" calcext:value-type="float">
            <text:p>-0.76923011</text:p>
          </table:table-cell>
          <table:table-cell office:value-type="float" office:value="0.611440563" calcext:value-type="float">
            <text:p>0.611440563</text:p>
          </table:table-cell>
          <table:table-cell office:value-type="float" office:value="0.6680232" calcext:value-type="float">
            <text:p>0.6680232</text:p>
          </table:table-cell>
          <table:table-cell office:value-type="float" office:value="0.1889327" calcext:value-type="float">
            <text:p>0.1889327</text:p>
          </table:table-cell>
          <table:table-cell office:value-type="float" office:value="-0.38005064" calcext:value-type="float">
            <text:p>-0.38005064</text:p>
          </table:table-cell>
          <table:table-cell office:value-type="float" office:value="0.5908789" calcext:value-type="float">
            <text:p>0.5908789</text:p>
          </table:table-cell>
          <table:table-cell office:value-type="float" office:value="-0.4273208" calcext:value-type="float">
            <text:p>-0.4273208</text:p>
          </table:table-cell>
        </table:table-row>
        <table:table-row table:style-name="ro1">
          <table:table-cell office:value-type="string" calcext:value-type="string">
            <text:p>RM</text:p>
          </table:table-cell>
          <table:table-cell office:value-type="float" office:value="-0.2192467" calcext:value-type="float">
            <text:p>-0.2192467</text:p>
          </table:table-cell>
          <table:table-cell office:value-type="float" office:value="0.31199059" calcext:value-type="float">
            <text:p>0.31199059</text:p>
          </table:table-cell>
          <table:table-cell office:value-type="float" office:value="-0.39167585" calcext:value-type="float">
            <text:p>-0.39167585</text:p>
          </table:table-cell>
          <table:table-cell office:value-type="float" office:value="0.091251225" calcext:value-type="float">
            <text:p>0.091251225</text:p>
          </table:table-cell>
          <table:table-cell office:value-type="float" office:value="-0.30218819" calcext:value-type="float">
            <text:p>-0.30218819</text:p>
          </table:table-cell>
          <table:table-cell office:value-type="float" office:value="0" calcext:value-type="float">
            <text:p>0</text:p>
          </table:table-cell>
          <table:table-cell office:value-type="float" office:value="-0.24026493" calcext:value-type="float">
            <text:p>-0.24026493</text:p>
          </table:table-cell>
          <table:table-cell office:value-type="float" office:value="0.20524621" calcext:value-type="float">
            <text:p>0.20524621</text:p>
          </table:table-cell>
          <table:table-cell office:value-type="float" office:value="-0.209846668" calcext:value-type="float">
            <text:p>-0.209846668</text:p>
          </table:table-cell>
          <table:table-cell office:value-type="float" office:value="-0.29204783" calcext:value-type="float">
            <text:p>-0.29204783</text:p>
          </table:table-cell>
          <table:table-cell office:value-type="float" office:value="-0.3555015" calcext:value-type="float">
            <text:p>-0.3555015</text:p>
          </table:table-cell>
          <table:table-cell office:value-type="float" office:value="0.12806864" calcext:value-type="float">
            <text:p>0.12806864</text:p>
          </table:table-cell>
          <table:table-cell office:value-type="float" office:value="-0.6138083" calcext:value-type="float">
            <text:p>-0.6138083</text:p>
          </table:table-cell>
          <table:table-cell office:value-type="float" office:value="0.6953599" calcext:value-type="float">
            <text:p>0.6953599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office:value-type="float" office:value="0.35273425" calcext:value-type="float">
            <text:p>0.35273425</text:p>
          </table:table-cell>
          <table:table-cell office:value-type="float" office:value="-0.56953734" calcext:value-type="float">
            <text:p>-0.56953734</text:p>
          </table:table-cell>
          <table:table-cell office:value-type="float" office:value="0.64477851" calcext:value-type="float">
            <text:p>0.64477851</text:p>
          </table:table-cell>
          <table:table-cell office:value-type="float" office:value="0.086517774" calcext:value-type="float">
            <text:p>0.086517774</text:p>
          </table:table-cell>
          <table:table-cell office:value-type="float" office:value="0.7314701" calcext:value-type="float">
            <text:p>0.7314701</text:p>
          </table:table-cell>
          <table:table-cell office:value-type="float" office:value="-0.24026493" calcext:value-type="float">
            <text:p>-0.24026493</text:p>
          </table:table-cell>
          <table:table-cell office:value-type="float" office:value="0" calcext:value-type="float">
            <text:p>0</text:p>
          </table:table-cell>
          <table:table-cell office:value-type="float" office:value="-0.74788054" calcext:value-type="float">
            <text:p>-0.74788054</text:p>
          </table:table-cell>
          <table:table-cell office:value-type="float" office:value="0.456022452" calcext:value-type="float">
            <text:p>0.456022452</text:p>
          </table:table-cell>
          <table:table-cell office:value-type="float" office:value="0.50645559" calcext:value-type="float">
            <text:p>0.50645559</text:p>
          </table:table-cell>
          <table:table-cell office:value-type="float" office:value="0.261515" calcext:value-type="float">
            <text:p>0.261515</text:p>
          </table:table-cell>
          <table:table-cell office:value-type="float" office:value="-0.27353398" calcext:value-type="float">
            <text:p>-0.27353398</text:p>
          </table:table-cell>
          <table:table-cell office:value-type="float" office:value="0.6023385" calcext:value-type="float">
            <text:p>0.6023385</text:p>
          </table:table-cell>
          <table:table-cell office:value-type="float" office:value="-0.3769546" calcext:value-type="float">
            <text:p>-0.3769546</text:p>
          </table:table-cell>
        </table:table-row>
        <table:table-row table:style-name="ro1">
          <table:table-cell office:value-type="string" calcext:value-type="string">
            <text:p>DIS</text:p>
          </table:table-cell>
          <table:table-cell office:value-type="float" office:value="-0.37967009" calcext:value-type="float">
            <text:p>-0.37967009</text:p>
          </table:table-cell>
          <table:table-cell office:value-type="float" office:value="0.66440822" calcext:value-type="float">
            <text:p>0.66440822</text:p>
          </table:table-cell>
          <table:table-cell office:value-type="float" office:value="-0.70802699" calcext:value-type="float">
            <text:p>-0.70802699</text:p>
          </table:table-cell>
          <table:table-cell office:value-type="float" office:value="-0.09917578" calcext:value-type="float">
            <text:p>-0.09917578</text:p>
          </table:table-cell>
          <table:table-cell office:value-type="float" office:value="-0.76923011" calcext:value-type="float">
            <text:p>-0.76923011</text:p>
          </table:table-cell>
          <table:table-cell office:value-type="float" office:value="0.20524621" calcext:value-type="float">
            <text:p>0.20524621</text:p>
          </table:table-cell>
          <table:table-cell office:value-type="float" office:value="-0.74788054" calcext:value-type="float">
            <text:p>-0.74788054</text:p>
          </table:table-cell>
          <table:table-cell office:value-type="float" office:value="0" calcext:value-type="float">
            <text:p>0</text:p>
          </table:table-cell>
          <table:table-cell office:value-type="float" office:value="-0.49458793" calcext:value-type="float">
            <text:p>-0.49458793</text:p>
          </table:table-cell>
          <table:table-cell office:value-type="float" office:value="-0.53443158" calcext:value-type="float">
            <text:p>-0.53443158</text:p>
          </table:table-cell>
          <table:table-cell office:value-type="float" office:value="-0.2324705" calcext:value-type="float">
            <text:p>-0.2324705</text:p>
          </table:table-cell>
          <table:table-cell office:value-type="float" office:value="0.29151167" calcext:value-type="float">
            <text:p>0.29151167</text:p>
          </table:table-cell>
          <table:table-cell office:value-type="float" office:value="-0.4969958" calcext:value-type="float">
            <text:p>-0.4969958</text:p>
          </table:table-cell>
          <table:table-cell office:value-type="float" office:value="0.2499287" calcext:value-type="float">
            <text:p>0.2499287</text:p>
          </table:table-cell>
        </table:table-row>
        <table:table-row table:style-name="ro1">
          <table:table-cell office:value-type="string" calcext:value-type="string">
            <text:p>RAD</text:p>
          </table:table-cell>
          <table:table-cell office:value-type="float" office:value="0.62550515" calcext:value-type="float">
            <text:p>0.62550515</text:p>
          </table:table-cell>
          <table:table-cell office:value-type="float" office:value="-0.31194783" calcext:value-type="float">
            <text:p>-0.31194783</text:p>
          </table:table-cell>
          <table:table-cell office:value-type="float" office:value="0.59512927" calcext:value-type="float">
            <text:p>0.59512927</text:p>
          </table:table-cell>
          <table:table-cell office:value-type="float" office:value="-0.007368241" calcext:value-type="float">
            <text:p>-0.007368241</text:p>
          </table:table-cell>
          <table:table-cell office:value-type="float" office:value="0.61144056" calcext:value-type="float">
            <text:p>0.61144056</text:p>
          </table:table-cell>
          <table:table-cell office:value-type="float" office:value="-0.20984667" calcext:value-type="float">
            <text:p>-0.20984667</text:p>
          </table:table-cell>
          <table:table-cell office:value-type="float" office:value="0.45602245" calcext:value-type="float">
            <text:p>0.45602245</text:p>
          </table:table-cell>
          <table:table-cell office:value-type="float" office:value="-0.49458793" calcext:value-type="float">
            <text:p>-0.49458793</text:p>
          </table:table-cell>
          <table:table-cell office:value-type="float" office:value="0" calcext:value-type="float">
            <text:p>0</text:p>
          </table:table-cell>
          <table:table-cell office:value-type="float" office:value="0.91022819" calcext:value-type="float">
            <text:p>0.91022819</text:p>
          </table:table-cell>
          <table:table-cell office:value-type="float" office:value="0.4647412" calcext:value-type="float">
            <text:p>0.4647412</text:p>
          </table:table-cell>
          <table:table-cell office:value-type="float" office:value="-0.44441282" calcext:value-type="float">
            <text:p>-0.44441282</text:p>
          </table:table-cell>
          <table:table-cell office:value-type="float" office:value="0.4886763" calcext:value-type="float">
            <text:p>0.4886763</text:p>
          </table:table-cell>
          <table:table-cell office:value-type="float" office:value="-0.3816262" calcext:value-type="float">
            <text:p>-0.3816262</text:p>
          </table:table-cell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0.58276431" calcext:value-type="float">
            <text:p>0.58276431</text:p>
          </table:table-cell>
          <table:table-cell office:value-type="float" office:value="-0.31456332" calcext:value-type="float">
            <text:p>-0.31456332</text:p>
          </table:table-cell>
          <table:table-cell office:value-type="float" office:value="0.72076018" calcext:value-type="float">
            <text:p>0.72076018</text:p>
          </table:table-cell>
          <table:table-cell office:value-type="float" office:value="-0.035586518" calcext:value-type="float">
            <text:p>-0.035586518</text:p>
          </table:table-cell>
          <table:table-cell office:value-type="float" office:value="0.6680232" calcext:value-type="float">
            <text:p>0.6680232</text:p>
          </table:table-cell>
          <table:table-cell office:value-type="float" office:value="-0.29204783" calcext:value-type="float">
            <text:p>-0.29204783</text:p>
          </table:table-cell>
          <table:table-cell office:value-type="float" office:value="0.50645559" calcext:value-type="float">
            <text:p>0.50645559</text:p>
          </table:table-cell>
          <table:table-cell office:value-type="float" office:value="-0.53443158" calcext:value-type="float">
            <text:p>-0.53443158</text:p>
          </table:table-cell>
          <table:table-cell office:value-type="float" office:value="0.910228189" calcext:value-type="float">
            <text:p>0.910228189</text:p>
          </table:table-cell>
          <table:table-cell office:value-type="float" office:value="0" calcext:value-type="float">
            <text:p>0</text:p>
          </table:table-cell>
          <table:table-cell office:value-type="float" office:value="0.460853" calcext:value-type="float">
            <text:p>0.460853</text:p>
          </table:table-cell>
          <table:table-cell office:value-type="float" office:value="-0.44180801" calcext:value-type="float">
            <text:p>-0.44180801</text:p>
          </table:table-cell>
          <table:table-cell office:value-type="float" office:value="0.5439934" calcext:value-type="float">
            <text:p>0.5439934</text:p>
          </table:table-cell>
          <table:table-cell office:value-type="float" office:value="-0.4685359" calcext:value-type="float">
            <text:p>-0.4685359</text:p>
          </table:table-cell>
        </table:table-row>
        <table:table-row table:style-name="ro1">
          <table:table-cell office:value-type="string" calcext:value-type="string">
            <text:p>PTRATIO</text:p>
          </table:table-cell>
          <table:table-cell office:value-type="float" office:value="0.28994558" calcext:value-type="float">
            <text:p>0.28994558</text:p>
          </table:table-cell>
          <table:table-cell office:value-type="float" office:value="-0.39167855" calcext:value-type="float">
            <text:p>-0.39167855</text:p>
          </table:table-cell>
          <table:table-cell office:value-type="float" office:value="0.38324756" calcext:value-type="float">
            <text:p>0.38324756</text:p>
          </table:table-cell>
          <table:table-cell office:value-type="float" office:value="-0.121515174" calcext:value-type="float">
            <text:p>-0.121515174</text:p>
          </table:table-cell>
          <table:table-cell office:value-type="float" office:value="0.18893268" calcext:value-type="float">
            <text:p>0.18893268</text:p>
          </table:table-cell>
          <table:table-cell office:value-type="float" office:value="-0.35550149" calcext:value-type="float">
            <text:p>-0.35550149</text:p>
          </table:table-cell>
          <table:table-cell office:value-type="float" office:value="0.26151501" calcext:value-type="float">
            <text:p>0.26151501</text:p>
          </table:table-cell>
          <table:table-cell office:value-type="float" office:value="-0.23247054" calcext:value-type="float">
            <text:p>-0.23247054</text:p>
          </table:table-cell>
          <table:table-cell office:value-type="float" office:value="0.464741179" calcext:value-type="float">
            <text:p>0.464741179</text:p>
          </table:table-cell>
          <table:table-cell office:value-type="float" office:value="0.46085304" calcext:value-type="float">
            <text:p>0.46085304</text:p>
          </table:table-cell>
          <table:table-cell office:value-type="float" office:value="0" calcext:value-type="float">
            <text:p>0</text:p>
          </table:table-cell>
          <table:table-cell office:value-type="float" office:value="-0.1773833" calcext:value-type="float">
            <text:p>-0.1773833</text:p>
          </table:table-cell>
          <table:table-cell office:value-type="float" office:value="0.3740443" calcext:value-type="float">
            <text:p>0.3740443</text:p>
          </table:table-cell>
          <table:table-cell office:value-type="float" office:value="-0.5077867" calcext:value-type="float">
            <text:p>-0.507786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0.38506394" calcext:value-type="float">
            <text:p>-0.38506394</text:p>
          </table:table-cell>
          <table:table-cell office:value-type="float" office:value="0.17552032" calcext:value-type="float">
            <text:p>0.17552032</text:p>
          </table:table-cell>
          <table:table-cell office:value-type="float" office:value="-0.35697654" calcext:value-type="float">
            <text:p>-0.35697654</text:p>
          </table:table-cell>
          <table:table-cell office:value-type="float" office:value="0.048788485" calcext:value-type="float">
            <text:p>0.048788485</text:p>
          </table:table-cell>
          <table:table-cell office:value-type="float" office:value="-0.38005064" calcext:value-type="float">
            <text:p>-0.38005064</text:p>
          </table:table-cell>
          <table:table-cell office:value-type="float" office:value="0.12806864" calcext:value-type="float">
            <text:p>0.12806864</text:p>
          </table:table-cell>
          <table:table-cell office:value-type="float" office:value="-0.27353398" calcext:value-type="float">
            <text:p>-0.27353398</text:p>
          </table:table-cell>
          <table:table-cell office:value-type="float" office:value="0.29151167" calcext:value-type="float">
            <text:p>0.29151167</text:p>
          </table:table-cell>
          <table:table-cell office:value-type="float" office:value="-0.444412816" calcext:value-type="float">
            <text:p>-0.444412816</text:p>
          </table:table-cell>
          <table:table-cell office:value-type="float" office:value="-0.44180801" calcext:value-type="float">
            <text:p>-0.44180801</text:p>
          </table:table-cell>
          <table:table-cell office:value-type="float" office:value="-0.1773833" calcext:value-type="float">
            <text:p>-0.1773833</text:p>
          </table:table-cell>
          <table:table-cell office:value-type="float" office:value="0" calcext:value-type="float">
            <text:p>0</text:p>
          </table:table-cell>
          <table:table-cell office:value-type="float" office:value="-0.3660869" calcext:value-type="float">
            <text:p>-0.3660869</text:p>
          </table:table-cell>
          <table:table-cell office:value-type="float" office:value="0.3334608" calcext:value-type="float">
            <text:p>0.3334608</text:p>
          </table:table-cell>
        </table:table-row>
        <table:table-row table:style-name="ro1">
          <table:table-cell office:value-type="string" calcext:value-type="string">
            <text:p>LSTAT</text:p>
          </table:table-cell>
          <table:table-cell office:value-type="float" office:value="0.45562148" calcext:value-type="float">
            <text:p>0.45562148</text:p>
          </table:table-cell>
          <table:table-cell office:value-type="float" office:value="-0.41299457" calcext:value-type="float">
            <text:p>-0.41299457</text:p>
          </table:table-cell>
          <table:table-cell office:value-type="float" office:value="0.60379972" calcext:value-type="float">
            <text:p>0.60379972</text:p>
          </table:table-cell>
          <table:table-cell office:value-type="float" office:value="-0.053929298" calcext:value-type="float">
            <text:p>-0.053929298</text:p>
          </table:table-cell>
          <table:table-cell office:value-type="float" office:value="0.59087892" calcext:value-type="float">
            <text:p>0.59087892</text:p>
          </table:table-cell>
          <table:table-cell office:value-type="float" office:value="-0.61380827" calcext:value-type="float">
            <text:p>-0.61380827</text:p>
          </table:table-cell>
          <table:table-cell office:value-type="float" office:value="0.60233853" calcext:value-type="float">
            <text:p>0.60233853</text:p>
          </table:table-cell>
          <table:table-cell office:value-type="float" office:value="-0.49699583" calcext:value-type="float">
            <text:p>-0.49699583</text:p>
          </table:table-cell>
          <table:table-cell office:value-type="float" office:value="0.488676335" calcext:value-type="float">
            <text:p>0.488676335</text:p>
          </table:table-cell>
          <table:table-cell office:value-type="float" office:value="0.54399341" calcext:value-type="float">
            <text:p>0.54399341</text:p>
          </table:table-cell>
          <table:table-cell office:value-type="float" office:value="0.3740443" calcext:value-type="float">
            <text:p>0.3740443</text:p>
          </table:table-cell>
          <table:table-cell office:value-type="float" office:value="-0.3660869" calcext:value-type="float">
            <text:p>-0.3660869</text:p>
          </table:table-cell>
          <table:table-cell office:value-type="float" office:value="0" calcext:value-type="float">
            <text:p>0</text:p>
          </table:table-cell>
          <table:table-cell office:value-type="float" office:value="-0.7376627" calcext:value-type="float">
            <text:p>-0.7376627</text:p>
          </table:table-cell>
        </table:table-row>
        <table:table-row table:style-name="ro1">
          <table:table-cell office:value-type="string" calcext:value-type="string">
            <text:p>MEDV</text:p>
          </table:table-cell>
          <table:table-cell office:value-type="float" office:value="-0.38830461" calcext:value-type="float">
            <text:p>-0.38830461</text:p>
          </table:table-cell>
          <table:table-cell office:value-type="float" office:value="0.36044534" calcext:value-type="float">
            <text:p>0.36044534</text:p>
          </table:table-cell>
          <table:table-cell office:value-type="float" office:value="-0.48372516" calcext:value-type="float">
            <text:p>-0.48372516</text:p>
          </table:table-cell>
          <table:table-cell office:value-type="float" office:value="0.175260177" calcext:value-type="float">
            <text:p>0.175260177</text:p>
          </table:table-cell>
          <table:table-cell office:value-type="float" office:value="-0.42732077" calcext:value-type="float">
            <text:p>-0.42732077</text:p>
          </table:table-cell>
          <table:table-cell office:value-type="float" office:value="0.69535995" calcext:value-type="float">
            <text:p>0.69535995</text:p>
          </table:table-cell>
          <table:table-cell office:value-type="float" office:value="-0.37695457" calcext:value-type="float">
            <text:p>-0.37695457</text:p>
          </table:table-cell>
          <table:table-cell office:value-type="float" office:value="0.24992873" calcext:value-type="float">
            <text:p>0.24992873</text:p>
          </table:table-cell>
          <table:table-cell office:value-type="float" office:value="-0.381626231" calcext:value-type="float">
            <text:p>-0.381626231</text:p>
          </table:table-cell>
          <table:table-cell office:value-type="float" office:value="-0.46853593" calcext:value-type="float">
            <text:p>-0.46853593</text:p>
          </table:table-cell>
          <table:table-cell office:value-type="float" office:value="-0.5077867" calcext:value-type="float">
            <text:p>-0.5077867</text:p>
          </table:table-cell>
          <table:table-cell office:value-type="float" office:value="0.33346082" calcext:value-type="float">
            <text:p>0.33346082</text:p>
          </table:table-cell>
          <table:table-cell office:value-type="float" office:value="-0.7376627" calcext:value-type="float">
            <text:p>-0.7376627</text:p>
          </table:table-cell>
          <table:table-cell office:value-type="float" office:value="0" calcext:value-type="float">
            <text:p>0</text:p>
          </table:table-cell>
        </table:table-row>
        <calcext:conditional-formats>
          <calcext:conditional-format calcext:target-range-address="Sheet2.B2:Sheet2.O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33ff99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, 'Lucida Sans Typewriter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22:16:04.997207256</meta:creation-date>
    <dc:date>2016-04-11T13:56:18.643843715</dc:date>
    <meta:editing-duration>PT15H25M3S</meta:editing-duration>
    <meta:editing-cycles>1</meta:editing-cycles>
    <meta:document-statistic meta:table-count="1" meta:cell-count="224" meta:object-count="0"/>
    <meta:generator>LibreOffice/5.0.5.2$Linux_X86_64 LibreOffice_project/00m0$Build-2</meta:generator>
  </office:meta>
</office:document-meta>
</file>